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5">
      <style:table-cell-properties fo:border="0.74pt solid #000000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Preste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otal</text:p>
          </table:table-cell>
          <table:table-cell table:style-name="ce1" office:value-type="float" office:value="18000" calcext:value-type="float">
            <text:p>1800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es anual</text:p>
          </table:table-cell>
          <table:table-cell table:style-name="ce3" office:value-type="float" office:value="3.45" calcext:value-type="float">
            <text:p>3,4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Anys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Fraccio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umero paga</text:p>
          </table:table-cell>
          <table:table-cell table:style-name="ce1" table:formula="of:=[.D4]*[.D5]"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4" table:formula="of:=([.D2]*[.D3]/([.D5]*100))/(1-(1+[.D3]/([.D5]*100))^(-[.D6]))" office:value-type="currency" office:currency="EUR" office:value="327.048515499866" calcext:value-type="currency">
            <text:p>327,05 €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4" table:formula="of:=PMT([.D3]/1200;[.D6];[.D2])" office:value-type="currency" office:currency="EUR" office:value="-327.048515499862" calcext:value-type="currency">
            <text:p>-327,05 €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table:style-name="ce1" office:value-type="string" calcext:value-type="string">
            <text:p>Quota</text:p>
          </table:table-cell>
          <table:table-cell table:style-name="ce1" office:value-type="string" calcext:value-type="string">
            <text:p>Interes</text:p>
          </table:table-cell>
          <table:table-cell table:style-name="ce1" office:value-type="string" calcext:value-type="string">
            <text:p>Amortitzacio</text:p>
          </table:table-cell>
          <table:table-cell table:style-name="ce1" office:value-type="string" calcext:value-type="string">
            <text:p>Deut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D$2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formula="of:=[.B13]+1" office:value-type="float" office:value="1" calcext:value-type="float">
            <text:p>1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style-name="ce1" table:formula="of:=[.$D$3]/1200*[.F13]" office:value-type="float" office:value="51.75" calcext:value-type="float">
            <text:p>51,75</text:p>
          </table:table-cell>
          <table:table-cell table:formula="of:=[.C14]-[.D14]" office:value-type="currency" office:currency="EUR" office:value="275.298515499862" calcext:value-type="currency">
            <text:p>275,30 €</text:p>
          </table:table-cell>
          <table:table-cell table:formula="of:=[.F13]-[.E14]" office:value-type="currency" office:currency="EUR" office:value="17724.7014845001" calcext:value-type="currency">
            <text:p>17.724,70 €</text:p>
          </table:table-cell>
        </table:table-row>
        <table:table-row table:style-name="ro1">
          <table:table-cell/>
          <table:table-cell table:formula="of:=[.B14]+1" office:value-type="float" office:value="2" calcext:value-type="float">
            <text:p>2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style-name="ce1" table:formula="of:=[.$D$3]/1200*[.F14]" office:value-type="float" office:value="50.9585167679379" calcext:value-type="float">
            <text:p>50,9585167679379</text:p>
          </table:table-cell>
          <table:table-cell table:formula="of:=[.C15]-[.D15]" office:value-type="currency" office:currency="EUR" office:value="276.089998731924" calcext:value-type="currency">
            <text:p>276,09 €</text:p>
          </table:table-cell>
          <table:table-cell table:formula="of:=[.F14]-[.E15]" office:value-type="currency" office:currency="EUR" office:value="17448.6114857682" calcext:value-type="currency">
            <text:p>17.448,61 €</text:p>
          </table:table-cell>
        </table:table-row>
        <table:table-row table:style-name="ro1">
          <table:table-cell/>
          <table:table-cell table:formula="of:=[.B15]+1" office:value-type="float" office:value="3" calcext:value-type="float">
            <text:p>3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style-name="ce1" table:formula="of:=[.$D$3]/1200*[.F15]" office:value-type="float" office:value="50.1647580215836" calcext:value-type="float">
            <text:p>50,1647580215836</text:p>
          </table:table-cell>
          <table:table-cell table:formula="of:=[.C16]-[.D16]" office:value-type="currency" office:currency="EUR" office:value="276.883757478278" calcext:value-type="currency">
            <text:p>276,88 €</text:p>
          </table:table-cell>
          <table:table-cell table:formula="of:=[.F15]-[.E16]" office:value-type="currency" office:currency="EUR" office:value="17171.7277282899" calcext:value-type="currency">
            <text:p>17.171,73 €</text:p>
          </table:table-cell>
        </table:table-row>
        <table:table-row table:style-name="ro1">
          <table:table-cell/>
          <table:table-cell table:formula="of:=[.B16]+1" office:value-type="float" office:value="4" calcext:value-type="float">
            <text:p>4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style-name="ce1" table:formula="of:=[.$D$3]/1200*[.F16]" office:value-type="float" office:value="49.3687172188336" calcext:value-type="float">
            <text:p>49,3687172188336</text:p>
          </table:table-cell>
          <table:table-cell table:formula="of:=[.C17]-[.D17]" office:value-type="currency" office:currency="EUR" office:value="277.679798281029" calcext:value-type="currency">
            <text:p>277,68 €</text:p>
          </table:table-cell>
          <table:table-cell table:formula="of:=[.F16]-[.E17]" office:value-type="currency" office:currency="EUR" office:value="16894.0479300089" calcext:value-type="currency">
            <text:p>16.894,05 €</text:p>
          </table:table-cell>
        </table:table-row>
        <table:table-row table:style-name="ro1">
          <table:table-cell/>
          <table:table-cell table:formula="of:=[.B17]+1" office:value-type="float" office:value="5" calcext:value-type="float">
            <text:p>5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style-name="ce1" table:formula="of:=[.$D$3]/1200*[.F17]" office:value-type="float" office:value="48.5703877987756" calcext:value-type="float">
            <text:p>48,5703877987756</text:p>
          </table:table-cell>
          <table:table-cell table:formula="of:=[.C18]-[.D18]" office:value-type="currency" office:currency="EUR" office:value="278.478127701086" calcext:value-type="currency">
            <text:p>278,48 €</text:p>
          </table:table-cell>
          <table:table-cell table:formula="of:=[.F17]-[.E18]" office:value-type="currency" office:currency="EUR" office:value="16615.5698023078" calcext:value-type="currency">
            <text:p>16.615,57 €</text:p>
          </table:table-cell>
        </table:table-row>
        <table:table-row table:style-name="ro1">
          <table:table-cell/>
          <table:table-cell table:formula="of:=[.B18]+1" office:value-type="float" office:value="6" calcext:value-type="float">
            <text:p>6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style-name="ce1" table:formula="of:=[.$D$3]/1200*[.F18]" office:value-type="float" office:value="47.769763181635" calcext:value-type="float">
            <text:p>47,769763181635</text:p>
          </table:table-cell>
          <table:table-cell table:formula="of:=[.C19]-[.D19]" office:value-type="currency" office:currency="EUR" office:value="279.278752318227" calcext:value-type="currency">
            <text:p>279,28 €</text:p>
          </table:table-cell>
          <table:table-cell table:formula="of:=[.F18]-[.E19]" office:value-type="currency" office:currency="EUR" office:value="16336.2910499896" calcext:value-type="currency">
            <text:p>16.336,29 €</text:p>
          </table:table-cell>
        </table:table-row>
        <table:table-row table:style-name="ro1">
          <table:table-cell/>
          <table:table-cell table:formula="of:=[.B19]+1" office:value-type="float" office:value="7" calcext:value-type="float">
            <text:p>7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19]" office:value-type="currency" office:currency="EUR" office:value="46.9668367687201" calcext:value-type="currency">
            <text:p>46,97 €</text:p>
          </table:table-cell>
          <table:table-cell table:formula="of:=[.C20]-[.D20]" office:value-type="currency" office:currency="EUR" office:value="280.081678731142" calcext:value-type="currency">
            <text:p>280,08 €</text:p>
          </table:table-cell>
          <table:table-cell table:formula="of:=[.F19]-[.E20]" office:value-type="currency" office:currency="EUR" office:value="16056.2093712585" calcext:value-type="currency">
            <text:p>16.056,21 €</text:p>
          </table:table-cell>
        </table:table-row>
        <table:table-row table:style-name="ro1">
          <table:table-cell/>
          <table:table-cell table:formula="of:=[.B20]+1" office:value-type="float" office:value="8" calcext:value-type="float">
            <text:p>8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0]" office:value-type="currency" office:currency="EUR" office:value="46.1616019423681" calcext:value-type="currency">
            <text:p>46,16 €</text:p>
          </table:table-cell>
          <table:table-cell table:formula="of:=[.C21]-[.D21]" office:value-type="currency" office:currency="EUR" office:value="280.886913557494" calcext:value-type="currency">
            <text:p>280,89 €</text:p>
          </table:table-cell>
          <table:table-cell table:formula="of:=[.F20]-[.E21]" office:value-type="currency" office:currency="EUR" office:value="15775.322457701" calcext:value-type="currency">
            <text:p>15.775,32 €</text:p>
          </table:table-cell>
        </table:table-row>
        <table:table-row table:style-name="ro1">
          <table:table-cell/>
          <table:table-cell table:formula="of:=[.B21]+1" office:value-type="float" office:value="9" calcext:value-type="float">
            <text:p>9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1]" office:value-type="currency" office:currency="EUR" office:value="45.3540520658903" calcext:value-type="currency">
            <text:p>45,35 €</text:p>
          </table:table-cell>
          <table:table-cell table:formula="of:=[.C22]-[.D22]" office:value-type="currency" office:currency="EUR" office:value="281.694463433972" calcext:value-type="currency">
            <text:p>281,69 €</text:p>
          </table:table-cell>
          <table:table-cell table:formula="of:=[.F21]-[.E22]" office:value-type="currency" office:currency="EUR" office:value="15493.627994267" calcext:value-type="currency">
            <text:p>15.493,63 €</text:p>
          </table:table-cell>
        </table:table-row>
        <table:table-row table:style-name="ro1">
          <table:table-cell/>
          <table:table-cell table:formula="of:=[.B22]+1" office:value-type="float" office:value="10" calcext:value-type="float">
            <text:p>10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2]" office:value-type="currency" office:currency="EUR" office:value="44.5441804835176" calcext:value-type="currency">
            <text:p>44,54 €</text:p>
          </table:table-cell>
          <table:table-cell table:formula="of:=[.C23]-[.D23]" office:value-type="currency" office:currency="EUR" office:value="282.504335016344" calcext:value-type="currency">
            <text:p>282,50 €</text:p>
          </table:table-cell>
          <table:table-cell table:formula="of:=[.F22]-[.E23]" office:value-type="currency" office:currency="EUR" office:value="15211.1236592506" calcext:value-type="currency">
            <text:p>15.211,12 €</text:p>
          </table:table-cell>
        </table:table-row>
        <table:table-row table:style-name="ro1">
          <table:table-cell/>
          <table:table-cell table:formula="of:=[.B23]+1" office:value-type="float" office:value="11" calcext:value-type="float">
            <text:p>11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3]" office:value-type="currency" office:currency="EUR" office:value="43.7319805203456" calcext:value-type="currency">
            <text:p>43,73 €</text:p>
          </table:table-cell>
          <table:table-cell table:formula="of:=[.C24]-[.D24]" office:value-type="currency" office:currency="EUR" office:value="283.316534979516" calcext:value-type="currency">
            <text:p>283,32 €</text:p>
          </table:table-cell>
          <table:table-cell table:formula="of:=[.F23]-[.E24]" office:value-type="currency" office:currency="EUR" office:value="14927.8071242711" calcext:value-type="currency">
            <text:p>14.927,81 €</text:p>
          </table:table-cell>
        </table:table-row>
        <table:table-row table:style-name="ro1">
          <table:table-cell/>
          <table:table-cell table:formula="of:=[.B24]+1" office:value-type="float" office:value="12" calcext:value-type="float">
            <text:p>12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4]" office:value-type="currency" office:currency="EUR" office:value="42.9174454822795" calcext:value-type="currency">
            <text:p>42,92 €</text:p>
          </table:table-cell>
          <table:table-cell table:formula="of:=[.C25]-[.D25]" office:value-type="currency" office:currency="EUR" office:value="284.131070017583" calcext:value-type="currency">
            <text:p>284,13 €</text:p>
          </table:table-cell>
          <table:table-cell table:formula="of:=[.F24]-[.E25]" office:value-type="currency" office:currency="EUR" office:value="14643.6760542535" calcext:value-type="currency">
            <text:p>14.643,68 €</text:p>
          </table:table-cell>
        </table:table-row>
        <table:table-row table:style-name="ro1">
          <table:table-cell/>
          <table:table-cell table:formula="of:=[.B25]+1" office:value-type="float" office:value="13" calcext:value-type="float">
            <text:p>13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5]" office:value-type="currency" office:currency="EUR" office:value="42.1005686559789" calcext:value-type="currency">
            <text:p>42,10 €</text:p>
          </table:table-cell>
          <table:table-cell table:formula="of:=[.C26]-[.D26]" office:value-type="currency" office:currency="EUR" office:value="284.947946843883" calcext:value-type="currency">
            <text:p>284,95 €</text:p>
          </table:table-cell>
          <table:table-cell table:formula="of:=[.F25]-[.E26]" office:value-type="currency" office:currency="EUR" office:value="14358.7281074097" calcext:value-type="currency">
            <text:p>14.358,73 €</text:p>
          </table:table-cell>
        </table:table-row>
        <table:table-row table:style-name="ro1">
          <table:table-cell/>
          <table:table-cell table:formula="of:=[.B26]+1" office:value-type="float" office:value="14" calcext:value-type="float">
            <text:p>14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6]" office:value-type="currency" office:currency="EUR" office:value="41.2813433088028" calcext:value-type="currency">
            <text:p>41,28 €</text:p>
          </table:table-cell>
          <table:table-cell table:formula="of:=[.C27]-[.D27]" office:value-type="currency" office:currency="EUR" office:value="285.767172191059" calcext:value-type="currency">
            <text:p>285,77 €</text:p>
          </table:table-cell>
          <table:table-cell table:formula="of:=[.F26]-[.E27]" office:value-type="currency" office:currency="EUR" office:value="14072.9609352186" calcext:value-type="currency">
            <text:p>14.072,96 €</text:p>
          </table:table-cell>
        </table:table-row>
        <table:table-row table:style-name="ro1">
          <table:table-cell/>
          <table:table-cell table:formula="of:=[.B27]+1" office:value-type="float" office:value="15" calcext:value-type="float">
            <text:p>15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7]" office:value-type="currency" office:currency="EUR" office:value="40.4597626887535" calcext:value-type="currency">
            <text:p>40,46 €</text:p>
          </table:table-cell>
          <table:table-cell table:formula="of:=[.C28]-[.D28]" office:value-type="currency" office:currency="EUR" office:value="286.588752811109" calcext:value-type="currency">
            <text:p>286,59 €</text:p>
          </table:table-cell>
          <table:table-cell table:formula="of:=[.F27]-[.E28]" office:value-type="currency" office:currency="EUR" office:value="13786.3721824075" calcext:value-type="currency">
            <text:p>13.786,37 €</text:p>
          </table:table-cell>
        </table:table-row>
        <table:table-row table:style-name="ro1">
          <table:table-cell/>
          <table:table-cell table:formula="of:=[.B28]+1" office:value-type="float" office:value="16" calcext:value-type="float">
            <text:p>16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8]" office:value-type="currency" office:currency="EUR" office:value="39.6358200244215" calcext:value-type="currency">
            <text:p>39,64 €</text:p>
          </table:table-cell>
          <table:table-cell table:formula="of:=[.C29]-[.D29]" office:value-type="currency" office:currency="EUR" office:value="287.412695475441" calcext:value-type="currency">
            <text:p>287,41 €</text:p>
          </table:table-cell>
          <table:table-cell table:formula="of:=[.F28]-[.E29]" office:value-type="currency" office:currency="EUR" office:value="13498.9594869321" calcext:value-type="currency">
            <text:p>13.498,96 €</text:p>
          </table:table-cell>
        </table:table-row>
        <table:table-row table:style-name="ro1">
          <table:table-cell/>
          <table:table-cell table:formula="of:=[.B29]+1" office:value-type="float" office:value="17" calcext:value-type="float">
            <text:p>17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29]" office:value-type="currency" office:currency="EUR" office:value="38.8095085249296" calcext:value-type="currency">
            <text:p>38,81 €</text:p>
          </table:table-cell>
          <table:table-cell table:formula="of:=[.C30]-[.D30]" office:value-type="currency" office:currency="EUR" office:value="288.239006974932" calcext:value-type="currency">
            <text:p>288,24 €</text:p>
          </table:table-cell>
          <table:table-cell table:formula="of:=[.F29]-[.E30]" office:value-type="currency" office:currency="EUR" office:value="13210.7204799571" calcext:value-type="currency">
            <text:p>13.210,72 €</text:p>
          </table:table-cell>
        </table:table-row>
        <table:table-row table:style-name="ro1">
          <table:table-cell/>
          <table:table-cell table:formula="of:=[.B30]+1" office:value-type="float" office:value="18" calcext:value-type="float">
            <text:p>18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0]" office:value-type="currency" office:currency="EUR" office:value="37.9808213798767" calcext:value-type="currency">
            <text:p>37,98 €</text:p>
          </table:table-cell>
          <table:table-cell table:formula="of:=[.C31]-[.D31]" office:value-type="currency" office:currency="EUR" office:value="289.067694119985" calcext:value-type="currency">
            <text:p>289,07 €</text:p>
          </table:table-cell>
          <table:table-cell table:formula="of:=[.F30]-[.E31]" office:value-type="currency" office:currency="EUR" office:value="12921.6527858371" calcext:value-type="currency">
            <text:p>12.921,65 €</text:p>
          </table:table-cell>
        </table:table-row>
        <table:table-row table:style-name="ro1">
          <table:table-cell/>
          <table:table-cell table:formula="of:=[.B31]+1" office:value-type="float" office:value="19" calcext:value-type="float">
            <text:p>19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1]" office:value-type="currency" office:currency="EUR" office:value="37.1497517592818" calcext:value-type="currency">
            <text:p>37,15 €</text:p>
          </table:table-cell>
          <table:table-cell table:formula="of:=[.C32]-[.D32]" office:value-type="currency" office:currency="EUR" office:value="289.89876374058" calcext:value-type="currency">
            <text:p>289,90 €</text:p>
          </table:table-cell>
          <table:table-cell table:formula="of:=[.F31]-[.E32]" office:value-type="currency" office:currency="EUR" office:value="12631.7540220966" calcext:value-type="currency">
            <text:p>12.631,75 €</text:p>
          </table:table-cell>
        </table:table-row>
        <table:table-row table:style-name="ro1">
          <table:table-cell/>
          <table:table-cell table:formula="of:=[.B32]+1" office:value-type="float" office:value="20" calcext:value-type="float">
            <text:p>20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2]" office:value-type="currency" office:currency="EUR" office:value="36.3162928135276" calcext:value-type="currency">
            <text:p>36,32 €</text:p>
          </table:table-cell>
          <table:table-cell table:formula="of:=[.C33]-[.D33]" office:value-type="currency" office:currency="EUR" office:value="290.732222686335" calcext:value-type="currency">
            <text:p>290,73 €</text:p>
          </table:table-cell>
          <table:table-cell table:formula="of:=[.F32]-[.E33]" office:value-type="currency" office:currency="EUR" office:value="12341.0217994102" calcext:value-type="currency">
            <text:p>12.341,02 €</text:p>
          </table:table-cell>
        </table:table-row>
        <table:table-row table:style-name="ro1">
          <table:table-cell/>
          <table:table-cell table:formula="of:=[.B33]+1" office:value-type="float" office:value="21" calcext:value-type="float">
            <text:p>21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3]" office:value-type="currency" office:currency="EUR" office:value="35.4804376733044" calcext:value-type="currency">
            <text:p>35,48 €</text:p>
          </table:table-cell>
          <table:table-cell table:formula="of:=[.C34]-[.D34]" office:value-type="currency" office:currency="EUR" office:value="291.568077826558" calcext:value-type="currency">
            <text:p>291,57 €</text:p>
          </table:table-cell>
          <table:table-cell table:formula="of:=[.F33]-[.E34]" office:value-type="currency" office:currency="EUR" office:value="12049.4537215837" calcext:value-type="currency">
            <text:p>12.049,45 €</text:p>
          </table:table-cell>
        </table:table-row>
        <table:table-row table:style-name="ro1">
          <table:table-cell/>
          <table:table-cell table:formula="of:=[.B34]+1" office:value-type="float" office:value="22" calcext:value-type="float">
            <text:p>22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4]" office:value-type="currency" office:currency="EUR" office:value="34.642179449553" calcext:value-type="currency">
            <text:p>34,64 €</text:p>
          </table:table-cell>
          <table:table-cell table:formula="of:=[.C35]-[.D35]" office:value-type="currency" office:currency="EUR" office:value="292.406336050309" calcext:value-type="currency">
            <text:p>292,41 €</text:p>
          </table:table-cell>
          <table:table-cell table:formula="of:=[.F34]-[.E35]" office:value-type="currency" office:currency="EUR" office:value="11757.0473855334" calcext:value-type="currency">
            <text:p>11.757,05 €</text:p>
          </table:table-cell>
        </table:table-row>
        <table:table-row table:style-name="ro1">
          <table:table-cell/>
          <table:table-cell table:formula="of:=[.B35]+1" office:value-type="float" office:value="23" calcext:value-type="float">
            <text:p>23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5]" office:value-type="currency" office:currency="EUR" office:value="33.8015112334084" calcext:value-type="currency">
            <text:p>33,80 €</text:p>
          </table:table-cell>
          <table:table-cell table:formula="of:=[.C36]-[.D36]" office:value-type="currency" office:currency="EUR" office:value="293.247004266454" calcext:value-type="currency">
            <text:p>293,25 €</text:p>
          </table:table-cell>
          <table:table-cell table:formula="of:=[.F35]-[.E36]" office:value-type="currency" office:currency="EUR" office:value="11463.8003812669" calcext:value-type="currency">
            <text:p>11.463,80 €</text:p>
          </table:table-cell>
        </table:table-row>
        <table:table-row table:style-name="ro1">
          <table:table-cell/>
          <table:table-cell table:formula="of:=[.B36]+1" office:value-type="float" office:value="24" calcext:value-type="float">
            <text:p>24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6]" office:value-type="currency" office:currency="EUR" office:value="32.9584260961423" calcext:value-type="currency">
            <text:p>32,96 €</text:p>
          </table:table-cell>
          <table:table-cell table:formula="of:=[.C37]-[.D37]" office:value-type="currency" office:currency="EUR" office:value="294.09008940372" calcext:value-type="currency">
            <text:p>294,09 €</text:p>
          </table:table-cell>
          <table:table-cell table:formula="of:=[.F36]-[.E37]" office:value-type="currency" office:currency="EUR" office:value="11169.7102918632" calcext:value-type="currency">
            <text:p>11.169,71 €</text:p>
          </table:table-cell>
        </table:table-row>
        <table:table-row table:style-name="ro1">
          <table:table-cell/>
          <table:table-cell table:formula="of:=[.B37]+1" office:value-type="float" office:value="25" calcext:value-type="float">
            <text:p>25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7]" office:value-type="currency" office:currency="EUR" office:value="32.1129170891066" calcext:value-type="currency">
            <text:p>32,11 €</text:p>
          </table:table-cell>
          <table:table-cell table:formula="of:=[.C38]-[.D38]" office:value-type="currency" office:currency="EUR" office:value="294.935598410755" calcext:value-type="currency">
            <text:p>294,94 €</text:p>
          </table:table-cell>
          <table:table-cell table:formula="of:=[.F37]-[.E38]" office:value-type="currency" office:currency="EUR" office:value="10874.7746934524" calcext:value-type="currency">
            <text:p>10.874,77 €</text:p>
          </table:table-cell>
        </table:table-row>
        <table:table-row table:style-name="ro1">
          <table:table-cell/>
          <table:table-cell table:formula="of:=[.B38]+1" office:value-type="float" office:value="26" calcext:value-type="float">
            <text:p>26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8]" office:value-type="currency" office:currency="EUR" office:value="31.2649772436757" calcext:value-type="currency">
            <text:p>31,26 €</text:p>
          </table:table-cell>
          <table:table-cell table:formula="of:=[.C39]-[.D39]" office:value-type="currency" office:currency="EUR" office:value="295.783538256186" calcext:value-type="currency">
            <text:p>295,78 €</text:p>
          </table:table-cell>
          <table:table-cell table:formula="of:=[.F38]-[.E39]" office:value-type="currency" office:currency="EUR" office:value="10578.9911551962" calcext:value-type="currency">
            <text:p>10.578,99 €</text:p>
          </table:table-cell>
        </table:table-row>
        <table:table-row table:style-name="ro1">
          <table:table-cell/>
          <table:table-cell table:formula="of:=[.B39]+1" office:value-type="float" office:value="27" calcext:value-type="float">
            <text:p>27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39]" office:value-type="currency" office:currency="EUR" office:value="30.4145995711892" calcext:value-type="currency">
            <text:p>30,41 €</text:p>
          </table:table-cell>
          <table:table-cell table:formula="of:=[.C40]-[.D40]" office:value-type="currency" office:currency="EUR" office:value="296.633915928673" calcext:value-type="currency">
            <text:p>296,63 €</text:p>
          </table:table-cell>
          <table:table-cell table:formula="of:=[.F39]-[.E40]" office:value-type="currency" office:currency="EUR" office:value="10282.3572392676" calcext:value-type="currency">
            <text:p>10.282,36 €</text:p>
          </table:table-cell>
        </table:table-row>
        <table:table-row table:style-name="ro1">
          <table:table-cell/>
          <table:table-cell table:formula="of:=[.B40]+1" office:value-type="float" office:value="28" calcext:value-type="float">
            <text:p>28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0]" office:value-type="currency" office:currency="EUR" office:value="29.5617770628942" calcext:value-type="currency">
            <text:p>29,56 €</text:p>
          </table:table-cell>
          <table:table-cell table:formula="of:=[.C41]-[.D41]" office:value-type="currency" office:currency="EUR" office:value="297.486738436968" calcext:value-type="currency">
            <text:p>297,49 €</text:p>
          </table:table-cell>
          <table:table-cell table:formula="of:=[.F40]-[.E41]" office:value-type="currency" office:currency="EUR" office:value="9984.8705008306" calcext:value-type="currency">
            <text:p>9.984,87 €</text:p>
          </table:table-cell>
        </table:table-row>
        <table:table-row table:style-name="ro1">
          <table:table-cell/>
          <table:table-cell table:formula="of:=[.B41]+1" office:value-type="float" office:value="29" calcext:value-type="float">
            <text:p>29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1]" office:value-type="currency" office:currency="EUR" office:value="28.706502689888" calcext:value-type="currency">
            <text:p>28,71 €</text:p>
          </table:table-cell>
          <table:table-cell table:formula="of:=[.C42]-[.D42]" office:value-type="currency" office:currency="EUR" office:value="298.342012809974" calcext:value-type="currency">
            <text:p>298,34 €</text:p>
          </table:table-cell>
          <table:table-cell table:formula="of:=[.F41]-[.E42]" office:value-type="currency" office:currency="EUR" office:value="9686.52848802062" calcext:value-type="currency">
            <text:p>9.686,53 €</text:p>
          </table:table-cell>
        </table:table-row>
        <table:table-row table:style-name="ro1">
          <table:table-cell/>
          <table:table-cell table:formula="of:=[.B42]+1" office:value-type="float" office:value="30" calcext:value-type="float">
            <text:p>30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2]" office:value-type="currency" office:currency="EUR" office:value="27.8487694030593" calcext:value-type="currency">
            <text:p>27,85 €</text:p>
          </table:table-cell>
          <table:table-cell table:formula="of:=[.C43]-[.D43]" office:value-type="currency" office:currency="EUR" office:value="299.199746096803" calcext:value-type="currency">
            <text:p>299,20 €</text:p>
          </table:table-cell>
          <table:table-cell table:formula="of:=[.F42]-[.E43]" office:value-type="currency" office:currency="EUR" office:value="9387.32874192382" calcext:value-type="currency">
            <text:p>9.387,33 €</text:p>
          </table:table-cell>
        </table:table-row>
        <table:table-row table:style-name="ro1">
          <table:table-cell/>
          <table:table-cell table:formula="of:=[.B43]+1" office:value-type="float" office:value="31" calcext:value-type="float">
            <text:p>31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3]" office:value-type="currency" office:currency="EUR" office:value="26.988570133031" calcext:value-type="currency">
            <text:p>26,99 €</text:p>
          </table:table-cell>
          <table:table-cell table:formula="of:=[.C44]-[.D44]" office:value-type="currency" office:currency="EUR" office:value="300.059945366831" calcext:value-type="currency">
            <text:p>300,06 €</text:p>
          </table:table-cell>
          <table:table-cell table:formula="of:=[.F43]-[.E44]" office:value-type="currency" office:currency="EUR" office:value="9087.26879655699" calcext:value-type="currency">
            <text:p>9.087,27 €</text:p>
          </table:table-cell>
        </table:table-row>
        <table:table-row table:style-name="ro1">
          <table:table-cell/>
          <table:table-cell table:formula="of:=[.B44]+1" office:value-type="float" office:value="32" calcext:value-type="float">
            <text:p>32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4]" office:value-type="currency" office:currency="EUR" office:value="26.1258977901013" calcext:value-type="currency">
            <text:p>26,13 €</text:p>
          </table:table-cell>
          <table:table-cell table:formula="of:=[.C45]-[.D45]" office:value-type="currency" office:currency="EUR" office:value="300.922617709761" calcext:value-type="currency">
            <text:p>300,92 €</text:p>
          </table:table-cell>
          <table:table-cell table:formula="of:=[.F44]-[.E45]" office:value-type="currency" office:currency="EUR" office:value="8786.34617884723" calcext:value-type="currency">
            <text:p>8.786,35 €</text:p>
          </table:table-cell>
        </table:table-row>
        <table:table-row table:style-name="ro1">
          <table:table-cell/>
          <table:table-cell table:formula="of:=[.B45]+1" office:value-type="float" office:value="33" calcext:value-type="float">
            <text:p>33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5]" office:value-type="currency" office:currency="EUR" office:value="25.2607452641858" calcext:value-type="currency">
            <text:p>25,26 €</text:p>
          </table:table-cell>
          <table:table-cell table:formula="of:=[.C46]-[.D46]" office:value-type="currency" office:currency="EUR" office:value="301.787770235676" calcext:value-type="currency">
            <text:p>301,79 €</text:p>
          </table:table-cell>
          <table:table-cell table:formula="of:=[.F45]-[.E46]" office:value-type="currency" office:currency="EUR" office:value="8484.55840861155" calcext:value-type="currency">
            <text:p>8.484,56 €</text:p>
          </table:table-cell>
        </table:table-row>
        <table:table-row table:style-name="ro1">
          <table:table-cell/>
          <table:table-cell table:formula="of:=[.B46]+1" office:value-type="float" office:value="34" calcext:value-type="float">
            <text:p>34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6]" office:value-type="currency" office:currency="EUR" office:value="24.3931054247582" calcext:value-type="currency">
            <text:p>24,39 €</text:p>
          </table:table-cell>
          <table:table-cell table:formula="of:=[.C47]-[.D47]" office:value-type="currency" office:currency="EUR" office:value="302.655410075104" calcext:value-type="currency">
            <text:p>302,66 €</text:p>
          </table:table-cell>
          <table:table-cell table:formula="of:=[.F46]-[.E47]" office:value-type="currency" office:currency="EUR" office:value="8181.90299853645" calcext:value-type="currency">
            <text:p>8.181,90 €</text:p>
          </table:table-cell>
        </table:table-row>
        <table:table-row table:style-name="ro1">
          <table:table-cell/>
          <table:table-cell table:formula="of:=[.B47]+1" office:value-type="float" office:value="35" calcext:value-type="float">
            <text:p>35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7]" office:value-type="currency" office:currency="EUR" office:value="23.5229711207923" calcext:value-type="currency">
            <text:p>23,52 €</text:p>
          </table:table-cell>
          <table:table-cell table:formula="of:=[.C48]-[.D48]" office:value-type="currency" office:currency="EUR" office:value="303.52554437907" calcext:value-type="currency">
            <text:p>303,53 €</text:p>
          </table:table-cell>
          <table:table-cell table:formula="of:=[.F47]-[.E48]" office:value-type="currency" office:currency="EUR" office:value="7878.37745415738" calcext:value-type="currency">
            <text:p>7.878,38 €</text:p>
          </table:table-cell>
        </table:table-row>
        <table:table-row table:style-name="ro1">
          <table:table-cell/>
          <table:table-cell table:formula="of:=[.B48]+1" office:value-type="float" office:value="36" calcext:value-type="float">
            <text:p>36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8]" office:value-type="currency" office:currency="EUR" office:value="22.6503351807025" calcext:value-type="currency">
            <text:p>22,65 €</text:p>
          </table:table-cell>
          <table:table-cell table:formula="of:=[.C49]-[.D49]" office:value-type="currency" office:currency="EUR" office:value="304.39818031916" calcext:value-type="currency">
            <text:p>304,40 €</text:p>
          </table:table-cell>
          <table:table-cell table:formula="of:=[.F48]-[.E49]" office:value-type="currency" office:currency="EUR" office:value="7573.97927383822" calcext:value-type="currency">
            <text:p>7.573,98 €</text:p>
          </table:table-cell>
        </table:table-row>
        <table:table-row table:style-name="ro1">
          <table:table-cell/>
          <table:table-cell table:formula="of:=[.B49]+1" office:value-type="float" office:value="37" calcext:value-type="float">
            <text:p>37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49]" office:value-type="currency" office:currency="EUR" office:value="21.7751904122849" calcext:value-type="currency">
            <text:p>21,78 €</text:p>
          </table:table-cell>
          <table:table-cell table:formula="of:=[.C50]-[.D50]" office:value-type="currency" office:currency="EUR" office:value="305.273325087577" calcext:value-type="currency">
            <text:p>305,27 €</text:p>
          </table:table-cell>
          <table:table-cell table:formula="of:=[.F49]-[.E50]" office:value-type="currency" office:currency="EUR" office:value="7268.70594875064" calcext:value-type="currency">
            <text:p>7.268,71 €</text:p>
          </table:table-cell>
        </table:table-row>
        <table:table-row table:style-name="ro1">
          <table:table-cell/>
          <table:table-cell table:formula="of:=[.B50]+1" office:value-type="float" office:value="38" calcext:value-type="float">
            <text:p>38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0]" office:value-type="currency" office:currency="EUR" office:value="20.8975296026581" calcext:value-type="currency">
            <text:p>20,90 €</text:p>
          </table:table-cell>
          <table:table-cell table:formula="of:=[.C51]-[.D51]" office:value-type="currency" office:currency="EUR" office:value="306.150985897204" calcext:value-type="currency">
            <text:p>306,15 €</text:p>
          </table:table-cell>
          <table:table-cell table:formula="of:=[.F50]-[.E51]" office:value-type="currency" office:currency="EUR" office:value="6962.55496285344" calcext:value-type="currency">
            <text:p>6.962,55 €</text:p>
          </table:table-cell>
        </table:table-row>
        <table:table-row table:style-name="ro1">
          <table:table-cell/>
          <table:table-cell table:formula="of:=[.B51]+1" office:value-type="float" office:value="39" calcext:value-type="float">
            <text:p>39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1]" office:value-type="currency" office:currency="EUR" office:value="20.0173455182036" calcext:value-type="currency">
            <text:p>20,02 €</text:p>
          </table:table-cell>
          <table:table-cell table:formula="of:=[.C52]-[.D52]" office:value-type="currency" office:currency="EUR" office:value="307.031169981658" calcext:value-type="currency">
            <text:p>307,03 €</text:p>
          </table:table-cell>
          <table:table-cell table:formula="of:=[.F51]-[.E52]" office:value-type="currency" office:currency="EUR" office:value="6655.52379287178" calcext:value-type="currency">
            <text:p>6.655,52 €</text:p>
          </table:table-cell>
        </table:table-row>
        <table:table-row table:style-name="ro1">
          <table:table-cell/>
          <table:table-cell table:formula="of:=[.B52]+1" office:value-type="float" office:value="40" calcext:value-type="float">
            <text:p>40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2]" office:value-type="currency" office:currency="EUR" office:value="19.1346309045064" calcext:value-type="currency">
            <text:p>19,13 €</text:p>
          </table:table-cell>
          <table:table-cell table:formula="of:=[.C53]-[.D53]" office:value-type="currency" office:currency="EUR" office:value="307.913884595356" calcext:value-type="currency">
            <text:p>307,91 €</text:p>
          </table:table-cell>
          <table:table-cell table:formula="of:=[.F52]-[.E53]" office:value-type="currency" office:currency="EUR" office:value="6347.60990827642" calcext:value-type="currency">
            <text:p>6.347,61 €</text:p>
          </table:table-cell>
        </table:table-row>
        <table:table-row table:style-name="ro1">
          <table:table-cell/>
          <table:table-cell table:formula="of:=[.B53]+1" office:value-type="float" office:value="41" calcext:value-type="float">
            <text:p>41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3]" office:value-type="currency" office:currency="EUR" office:value="18.2493784862947" calcext:value-type="currency">
            <text:p>18,25 €</text:p>
          </table:table-cell>
          <table:table-cell table:formula="of:=[.C54]-[.D54]" office:value-type="currency" office:currency="EUR" office:value="308.799137013567" calcext:value-type="currency">
            <text:p>308,80 €</text:p>
          </table:table-cell>
          <table:table-cell table:formula="of:=[.F53]-[.E54]" office:value-type="currency" office:currency="EUR" office:value="6038.81077126285" calcext:value-type="currency">
            <text:p>6.038,81 €</text:p>
          </table:table-cell>
        </table:table-row>
        <table:table-row table:style-name="ro1">
          <table:table-cell/>
          <table:table-cell table:formula="of:=[.B54]+1" office:value-type="float" office:value="42" calcext:value-type="float">
            <text:p>42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4]" office:value-type="currency" office:currency="EUR" office:value="17.3615809673807" calcext:value-type="currency">
            <text:p>17,36 €</text:p>
          </table:table-cell>
          <table:table-cell table:formula="of:=[.C55]-[.D55]" office:value-type="currency" office:currency="EUR" office:value="309.686934532481" calcext:value-type="currency">
            <text:p>309,69 €</text:p>
          </table:table-cell>
          <table:table-cell table:formula="of:=[.F54]-[.E55]" office:value-type="currency" office:currency="EUR" office:value="5729.12383673037" calcext:value-type="currency">
            <text:p>5.729,12 €</text:p>
          </table:table-cell>
        </table:table-row>
        <table:table-row table:style-name="ro1">
          <table:table-cell/>
          <table:table-cell table:formula="of:=[.B55]+1" office:value-type="float" office:value="43" calcext:value-type="float">
            <text:p>43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5]" office:value-type="currency" office:currency="EUR" office:value="16.4712310305998" calcext:value-type="currency">
            <text:p>16,47 €</text:p>
          </table:table-cell>
          <table:table-cell table:formula="of:=[.C56]-[.D56]" office:value-type="currency" office:currency="EUR" office:value="310.577284469262" calcext:value-type="currency">
            <text:p>310,58 €</text:p>
          </table:table-cell>
          <table:table-cell table:formula="of:=[.F55]-[.E56]" office:value-type="currency" office:currency="EUR" office:value="5418.54655226111" calcext:value-type="currency">
            <text:p>5.418,55 €</text:p>
          </table:table-cell>
        </table:table-row>
        <table:table-row table:style-name="ro1">
          <table:table-cell/>
          <table:table-cell table:formula="of:=[.B56]+1" office:value-type="float" office:value="44" calcext:value-type="float">
            <text:p>44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6]" office:value-type="currency" office:currency="EUR" office:value="15.5783213377507" calcext:value-type="currency">
            <text:p>15,58 €</text:p>
          </table:table-cell>
          <table:table-cell table:formula="of:=[.C57]-[.D57]" office:value-type="currency" office:currency="EUR" office:value="311.470194162111" calcext:value-type="currency">
            <text:p>311,47 €</text:p>
          </table:table-cell>
          <table:table-cell table:formula="of:=[.F56]-[.E57]" office:value-type="currency" office:currency="EUR" office:value="5107.076358099" calcext:value-type="currency">
            <text:p>5.107,08 €</text:p>
          </table:table-cell>
        </table:table-row>
        <table:table-row table:style-name="ro1">
          <table:table-cell/>
          <table:table-cell table:formula="of:=[.B57]+1" office:value-type="float" office:value="45" calcext:value-type="float">
            <text:p>45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7]" office:value-type="currency" office:currency="EUR" office:value="14.6828445295346" calcext:value-type="currency">
            <text:p>14,68 €</text:p>
          </table:table-cell>
          <table:table-cell table:formula="of:=[.C58]-[.D58]" office:value-type="currency" office:currency="EUR" office:value="312.365670970327" calcext:value-type="currency">
            <text:p>312,37 €</text:p>
          </table:table-cell>
          <table:table-cell table:formula="of:=[.F57]-[.E58]" office:value-type="currency" office:currency="EUR" office:value="4794.71068712867" calcext:value-type="currency">
            <text:p>4.794,71 €</text:p>
          </table:table-cell>
        </table:table-row>
        <table:table-row table:style-name="ro1">
          <table:table-cell/>
          <table:table-cell table:formula="of:=[.B58]+1" office:value-type="float" office:value="46" calcext:value-type="float">
            <text:p>46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8]" office:value-type="currency" office:currency="EUR" office:value="13.7847932254949" calcext:value-type="currency">
            <text:p>13,78 €</text:p>
          </table:table-cell>
          <table:table-cell table:formula="of:=[.C59]-[.D59]" office:value-type="currency" office:currency="EUR" office:value="313.263722274367" calcext:value-type="currency">
            <text:p>313,26 €</text:p>
          </table:table-cell>
          <table:table-cell table:formula="of:=[.F58]-[.E59]" office:value-type="currency" office:currency="EUR" office:value="4481.44696485431" calcext:value-type="currency">
            <text:p>4.481,45 €</text:p>
          </table:table-cell>
        </table:table-row>
        <table:table-row table:style-name="ro1">
          <table:table-cell/>
          <table:table-cell table:formula="of:=[.B59]+1" office:value-type="float" office:value="47" calcext:value-type="float">
            <text:p>47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59]" office:value-type="currency" office:currency="EUR" office:value="12.8841600239561" calcext:value-type="currency">
            <text:p>12,88 €</text:p>
          </table:table-cell>
          <table:table-cell table:formula="of:=[.C60]-[.D60]" office:value-type="currency" office:currency="EUR" office:value="314.164355475906" calcext:value-type="currency">
            <text:p>314,16 €</text:p>
          </table:table-cell>
          <table:table-cell table:formula="of:=[.F59]-[.E60]" office:value-type="currency" office:currency="EUR" office:value="4167.2826093784" calcext:value-type="currency">
            <text:p>4.167,28 €</text:p>
          </table:table-cell>
        </table:table-row>
        <table:table-row table:style-name="ro1">
          <table:table-cell/>
          <table:table-cell table:formula="of:=[.B60]+1" office:value-type="float" office:value="48" calcext:value-type="float">
            <text:p>48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0]" office:value-type="currency" office:currency="EUR" office:value="11.9809375019629" calcext:value-type="currency">
            <text:p>11,98 €</text:p>
          </table:table-cell>
          <table:table-cell table:formula="of:=[.C61]-[.D61]" office:value-type="currency" office:currency="EUR" office:value="315.067577997899" calcext:value-type="currency">
            <text:p>315,07 €</text:p>
          </table:table-cell>
          <table:table-cell table:formula="of:=[.F60]-[.E61]" office:value-type="currency" office:currency="EUR" office:value="3852.2150313805" calcext:value-type="currency">
            <text:p>3.852,22 €</text:p>
          </table:table-cell>
        </table:table-row>
        <table:table-row table:style-name="ro1">
          <table:table-cell/>
          <table:table-cell table:formula="of:=[.B61]+1" office:value-type="float" office:value="49" calcext:value-type="float">
            <text:p>49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1]" office:value-type="currency" office:currency="EUR" office:value="11.0751182152189" calcext:value-type="currency">
            <text:p>11,08 €</text:p>
          </table:table-cell>
          <table:table-cell table:formula="of:=[.C62]-[.D62]" office:value-type="currency" office:currency="EUR" office:value="315.973397284643" calcext:value-type="currency">
            <text:p>315,97 €</text:p>
          </table:table-cell>
          <table:table-cell table:formula="of:=[.F61]-[.E62]" office:value-type="currency" office:currency="EUR" office:value="3536.24163409586" calcext:value-type="currency">
            <text:p>3.536,24 €</text:p>
          </table:table-cell>
        </table:table-row>
        <table:table-row table:style-name="ro1">
          <table:table-cell/>
          <table:table-cell table:formula="of:=[.B62]+1" office:value-type="float" office:value="50" calcext:value-type="float">
            <text:p>50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2]" office:value-type="currency" office:currency="EUR" office:value="10.1666946980256" calcext:value-type="currency">
            <text:p>10,17 €</text:p>
          </table:table-cell>
          <table:table-cell table:formula="of:=[.C63]-[.D63]" office:value-type="currency" office:currency="EUR" office:value="316.881820801836" calcext:value-type="currency">
            <text:p>316,88 €</text:p>
          </table:table-cell>
          <table:table-cell table:formula="of:=[.F62]-[.E63]" office:value-type="currency" office:currency="EUR" office:value="3219.35981329402" calcext:value-type="currency">
            <text:p>3.219,36 €</text:p>
          </table:table-cell>
        </table:table-row>
        <table:table-row table:style-name="ro1">
          <table:table-cell/>
          <table:table-cell table:formula="of:=[.B63]+1" office:value-type="float" office:value="51" calcext:value-type="float">
            <text:p>51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3]" office:value-type="currency" office:currency="EUR" office:value="9.25565946322031" calcext:value-type="currency">
            <text:p>9,26 €</text:p>
          </table:table-cell>
          <table:table-cell table:formula="of:=[.C64]-[.D64]" office:value-type="currency" office:currency="EUR" office:value="317.792856036642" calcext:value-type="currency">
            <text:p>317,79 €</text:p>
          </table:table-cell>
          <table:table-cell table:formula="of:=[.F63]-[.E64]" office:value-type="currency" office:currency="EUR" office:value="2901.56695725738" calcext:value-type="currency">
            <text:p>2.901,57 €</text:p>
          </table:table-cell>
        </table:table-row>
        <table:table-row table:style-name="ro1">
          <table:table-cell/>
          <table:table-cell table:formula="of:=[.B64]+1" office:value-type="float" office:value="52" calcext:value-type="float">
            <text:p>52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4]" office:value-type="currency" office:currency="EUR" office:value="8.34200500211496" calcext:value-type="currency">
            <text:p>8,34 €</text:p>
          </table:table-cell>
          <table:table-cell table:formula="of:=[.C65]-[.D65]" office:value-type="currency" office:currency="EUR" office:value="318.706510497747" calcext:value-type="currency">
            <text:p>318,71 €</text:p>
          </table:table-cell>
          <table:table-cell table:formula="of:=[.F64]-[.E65]" office:value-type="currency" office:currency="EUR" office:value="2582.86044675963" calcext:value-type="currency">
            <text:p>2.582,86 €</text:p>
          </table:table-cell>
        </table:table-row>
        <table:table-row table:style-name="ro1">
          <table:table-cell/>
          <table:table-cell table:formula="of:=[.B65]+1" office:value-type="float" office:value="53" calcext:value-type="float">
            <text:p>53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5]" office:value-type="currency" office:currency="EUR" office:value="7.42572378443394" calcext:value-type="currency">
            <text:p>7,43 €</text:p>
          </table:table-cell>
          <table:table-cell table:formula="of:=[.C66]-[.D66]" office:value-type="currency" office:currency="EUR" office:value="319.622791715428" calcext:value-type="currency">
            <text:p>319,62 €</text:p>
          </table:table-cell>
          <table:table-cell table:formula="of:=[.F65]-[.E66]" office:value-type="currency" office:currency="EUR" office:value="2263.2376550442" calcext:value-type="currency">
            <text:p>2.263,24 €</text:p>
          </table:table-cell>
        </table:table-row>
        <table:table-row table:style-name="ro1">
          <table:table-cell/>
          <table:table-cell table:formula="of:=[.B66]+1" office:value-type="float" office:value="54" calcext:value-type="float">
            <text:p>54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6]" office:value-type="currency" office:currency="EUR" office:value="6.50680825825208" calcext:value-type="currency">
            <text:p>6,51 €</text:p>
          </table:table-cell>
          <table:table-cell table:formula="of:=[.C67]-[.D67]" office:value-type="currency" office:currency="EUR" office:value="320.54170724161" calcext:value-type="currency">
            <text:p>320,54 €</text:p>
          </table:table-cell>
          <table:table-cell table:formula="of:=[.F66]-[.E67]" office:value-type="currency" office:currency="EUR" office:value="1942.69594780259" calcext:value-type="currency">
            <text:p>1.942,70 €</text:p>
          </table:table-cell>
        </table:table-row>
        <table:table-row table:style-name="ro1">
          <table:table-cell/>
          <table:table-cell table:formula="of:=[.B67]+1" office:value-type="float" office:value="55" calcext:value-type="float">
            <text:p>55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7]" office:value-type="currency" office:currency="EUR" office:value="5.58525084993245" calcext:value-type="currency">
            <text:p>5,59 €</text:p>
          </table:table-cell>
          <table:table-cell table:formula="of:=[.C68]-[.D68]" office:value-type="currency" office:currency="EUR" office:value="321.46326464993" calcext:value-type="currency">
            <text:p>321,46 €</text:p>
          </table:table-cell>
          <table:table-cell table:formula="of:=[.F67]-[.E68]" office:value-type="currency" office:currency="EUR" office:value="1621.23268315266" calcext:value-type="currency">
            <text:p>1.621,23 €</text:p>
          </table:table-cell>
        </table:table-row>
        <table:table-row table:style-name="ro1">
          <table:table-cell/>
          <table:table-cell table:formula="of:=[.B68]+1" office:value-type="float" office:value="56" calcext:value-type="float">
            <text:p>56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8]" office:value-type="currency" office:currency="EUR" office:value="4.6610439640639" calcext:value-type="currency">
            <text:p>4,66 €</text:p>
          </table:table-cell>
          <table:table-cell table:formula="of:=[.C69]-[.D69]" office:value-type="currency" office:currency="EUR" office:value="322.387471535798" calcext:value-type="currency">
            <text:p>322,39 €</text:p>
          </table:table-cell>
          <table:table-cell table:formula="of:=[.F68]-[.E69]" office:value-type="currency" office:currency="EUR" office:value="1298.84521161686" calcext:value-type="currency">
            <text:p>1.298,85 €</text:p>
          </table:table-cell>
        </table:table-row>
        <table:table-row table:style-name="ro1">
          <table:table-cell/>
          <table:table-cell table:formula="of:=[.B69]+1" office:value-type="float" office:value="57" calcext:value-type="float">
            <text:p>57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69]" office:value-type="currency" office:currency="EUR" office:value="3.73417998339848" calcext:value-type="currency">
            <text:p>3,73 €</text:p>
          </table:table-cell>
          <table:table-cell table:formula="of:=[.C70]-[.D70]" office:value-type="currency" office:currency="EUR" office:value="323.314335516464" calcext:value-type="currency">
            <text:p>323,31 €</text:p>
          </table:table-cell>
          <table:table-cell table:formula="of:=[.F69]-[.E70]" office:value-type="currency" office:currency="EUR" office:value="975.530876100401" calcext:value-type="currency">
            <text:p>975,53 €</text:p>
          </table:table-cell>
        </table:table-row>
        <table:table-row table:style-name="ro1">
          <table:table-cell/>
          <table:table-cell table:formula="of:=[.B70]+1" office:value-type="float" office:value="58" calcext:value-type="float">
            <text:p>58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70]" office:value-type="currency" office:currency="EUR" office:value="2.80465126878865" calcext:value-type="currency">
            <text:p>2,80 €</text:p>
          </table:table-cell>
          <table:table-cell table:formula="of:=[.C71]-[.D71]" office:value-type="currency" office:currency="EUR" office:value="324.243864231073" calcext:value-type="currency">
            <text:p>324,24 €</text:p>
          </table:table-cell>
          <table:table-cell table:formula="of:=[.F70]-[.E71]" office:value-type="currency" office:currency="EUR" office:value="651.287011869327" calcext:value-type="currency">
            <text:p>651,29 €</text:p>
          </table:table-cell>
        </table:table-row>
        <table:table-row table:style-name="ro1">
          <table:table-cell/>
          <table:table-cell table:formula="of:=[.B71]+1" office:value-type="float" office:value="59" calcext:value-type="float">
            <text:p>59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71]" office:value-type="currency" office:currency="EUR" office:value="1.87245015912432" calcext:value-type="currency">
            <text:p>1,87 €</text:p>
          </table:table-cell>
          <table:table-cell table:formula="of:=[.C72]-[.D72]" office:value-type="currency" office:currency="EUR" office:value="325.176065340738" calcext:value-type="currency">
            <text:p>325,18 €</text:p>
          </table:table-cell>
          <table:table-cell table:formula="of:=[.F71]-[.E72]" office:value-type="currency" office:currency="EUR" office:value="326.110946528589" calcext:value-type="currency">
            <text:p>326,11 €</text:p>
          </table:table-cell>
        </table:table-row>
        <table:table-row table:style-name="ro1">
          <table:table-cell/>
          <table:table-cell table:formula="of:=[.B72]+1" office:value-type="float" office:value="60" calcext:value-type="float">
            <text:p>60</text:p>
          </table:table-cell>
          <table:table-cell table:formula="of:=-1*[.$D$10]" office:value-type="currency" office:currency="EUR" office:value="327.048515499862" calcext:value-type="currency">
            <text:p>327,05 €</text:p>
          </table:table-cell>
          <table:table-cell table:formula="of:=[.$D$3]/1200*[.F72]" office:value-type="currency" office:currency="EUR" office:value="0.937568971269694" calcext:value-type="currency">
            <text:p>0,94 €</text:p>
          </table:table-cell>
          <table:table-cell table:formula="of:=[.C73]-[.D73]" office:value-type="currency" office:currency="EUR" office:value="326.110946528592" calcext:value-type="currency">
            <text:p>326,11 €</text:p>
          </table:table-cell>
          <table:table-cell table:formula="of:=[.F72]-[.E73]" office:value-type="currency" office:currency="EUR" office:value="-0.00000000000324007488" calcext:value-type="currency">
            <text:p>-0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6">
      <number:number number:decimal-places="4" number:min-decimal-places="4"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Sastre Torres</meta:initial-creator>
    <meta:creation-date>2022-11-30T11:51:46.537888704</meta:creation-date>
    <dc:date>2022-11-30T12:43:22.295263152</dc:date>
    <dc:creator>Daniel Sastre Torres</dc:creator>
    <meta:editing-duration>PT6M32S</meta:editing-duration>
    <meta:editing-cycles>2</meta:editing-cycles>
    <meta:generator>LibreOffice/7.3.5.2$Linux_X86_64 LibreOffice_project/30$Build-2</meta:generator>
    <meta:document-statistic meta:table-count="1" meta:cell-count="319" meta:object-count="0"/>
  </office:meta>
</office:document-meta>
</file>